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7mm" table:align="margins"/>
    </style:style>
    <style:style style:name="Таблица3.A" style:family="table-column">
      <style:table-column-properties style:column-width="138.5mm" style:rel-column-width="32767*"/>
    </style:style>
    <style:style style:name="Таблица3.B" style:family="table-column">
      <style:table-column-properties style:column-width="138.5mm" style:rel-column-width="32768*"/>
    </style:style>
    <style:style style:name="Таблица3.A1" style:family="table-cell">
      <style:table-cell-properties fo:background-color="transparent" fo:padding="0.97mm" fo:border="none" style:writing-mode="page">
        <style:background-image/>
      </style:table-cell-properties>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ext_20_body">
      <style:text-properties style:font-name="Liberation Serif"/>
    </style:style>
    <style:style style:name="P5" style:family="paragraph" style:parent-style-name="Text_20_body">
      <style:text-properties style:font-name="Liberation Serif" officeooo:rsid="02d82664" officeooo:paragraph-rsid="02d82664"/>
    </style:style>
    <style:style style:name="P6" style:family="paragraph" style:parent-style-name="Text_20_body">
      <style:text-properties style:font-name="Liberation Serif" officeooo:rsid="02d82664" officeooo:paragraph-rsid="02d84541"/>
    </style:style>
    <style:style style:name="P7" style:family="paragraph" style:parent-style-name="Text_20_body">
      <style:text-properties style:font-name="Liberation Serif" officeooo:rsid="02d84541" officeooo:paragraph-rsid="02d84541"/>
    </style:style>
    <style:style style:name="P8"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14d7b6" officeooo:paragraph-rsid="0314d7b6"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2" style:family="paragraph" style:parent-style-name="Table_20_Contents">
      <style:text-properties style:font-name="Liberation Serif"/>
    </style:style>
    <style:style style:name="P13" style:family="paragraph" style:parent-style-name="Table_20_Contents">
      <style:text-properties style:font-name="Liberation Serif" fo:font-size="10pt" style:font-size-asian="10pt" style:font-size-complex="10pt"/>
    </style:style>
    <style:style style:name="P14" style:family="paragraph" style:parent-style-name="Table_20_Contents">
      <style:text-properties style:font-name="Liberation Serif" fo:font-size="10pt" officeooo:paragraph-rsid="02ec13ce" style:font-size-asian="10pt" style:font-size-complex="10pt"/>
    </style:style>
    <style:style style:name="P15" style:family="paragraph" style:parent-style-name="Table_20_Contents">
      <style:text-properties style:font-name="Liberation Serif" officeooo:paragraph-rsid="02eda724"/>
    </style:style>
    <style:style style:name="P16" style:family="paragraph" style:parent-style-name="Table_20_Contents">
      <style:paragraph-properties fo:text-align="center" style:justify-single-word="false"/>
      <style:text-properties style:font-name="Liberation Serif" officeooo:paragraph-rsid="02eda724"/>
    </style:style>
    <style:style style:name="P17" style:family="paragraph" style:parent-style-name="Table_20_Contents">
      <style:text-properties style:font-name="Liberation Serif" officeooo:rsid="02ec13ce" officeooo:paragraph-rsid="02ec13ce"/>
    </style:style>
    <style:style style:name="P18" style:family="paragraph" style:parent-style-name="Table_20_Contents">
      <style:text-properties style:font-name="Liberation Serif" officeooo:paragraph-rsid="02ec13ce"/>
    </style:style>
    <style:style style:name="P19" style:family="paragraph" style:parent-style-name="Table_20_Contents">
      <style:text-properties style:font-name="Liberation Serif" officeooo:rsid="02f1fe37" officeooo:paragraph-rsid="02f1fe37"/>
    </style:style>
    <style:style style:name="P20" style:family="paragraph" style:parent-style-name="First_20_line_20_indent">
      <style:paragraph-properties fo:margin-top="8.01mm" fo:margin-bottom="2.47mm" loext:contextual-spacing="false"/>
      <style:text-properties style:font-name="Liberation Serif" officeooo:paragraph-rsid="02d964f6"/>
    </style:style>
    <style:style style:name="P21" style:family="paragraph" style:parent-style-name="Heading_20_1" style:master-page-name="Landscape">
      <style:paragraph-properties style:page-number="auto"/>
      <style:text-properties style:font-name="Liberation Serif" officeooo:paragraph-rsid="02d82664" style:text-scale="99%"/>
    </style:style>
    <style:style style:name="P22" style:family="paragraph" style:parent-style-name="Heading_20_1">
      <style:paragraph-properties fo:break-before="page"/>
      <style:text-properties style:font-name="Liberation Serif"/>
    </style:style>
    <style:style style:name="P23" style:family="paragraph" style:parent-style-name="Standard" style:list-style-name="L1">
      <style:text-properties style:font-name="Liberation Serif"/>
    </style:style>
    <style:style style:name="P24" style:family="paragraph" style:parent-style-name="Table_20_Contents" style:list-style-name="L1">
      <style:text-properties style:font-name="Liberation Serif" officeooo:rsid="02ed919d" officeooo:paragraph-rsid="02eda724"/>
    </style:style>
    <style:style style:name="P25" style:family="paragraph" style:parent-style-name="Table_20_Contents" style:list-style-name="L2">
      <style:paragraph-properties fo:text-align="start" style:justify-single-word="false"/>
      <style:text-properties style:font-name="Liberation Serif" officeooo:paragraph-rsid="02eda724"/>
    </style:style>
    <style:style style:name="P26" style:family="paragraph" style:parent-style-name="Heading_20_2">
      <style:text-properties style:font-name="Liberation Serif"/>
    </style:style>
    <style:style style:name="P27"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28"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29"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d964f6"/>
    </style:style>
    <style:style style:name="T4" style:family="text">
      <style:text-properties officeooo:rsid="02ec13ce"/>
    </style:style>
    <style:style style:name="T5" style:family="text">
      <style:text-properties officeooo:rsid="02ed919d"/>
    </style:style>
    <style:style style:name="T6" style:family="text">
      <style:text-properties officeooo:rsid="02eda724"/>
    </style:style>
    <style:style style:name="T7" style:family="text">
      <style:text-properties officeooo:rsid="02ef36c4"/>
    </style:style>
    <style:style style:name="T8" style:family="text">
      <style:text-properties fo:background-color="#fff200" loext:char-shading-value="0"/>
    </style:style>
    <style:style style:name="T9" style:family="text">
      <style:text-properties officeooo:rsid="02f316d5"/>
    </style:style>
    <style:style style:name="T10" style:family="text">
      <style:text-properties style:font-name="Liberation Serif" fo:language="ru" fo:country="RU"/>
    </style:style>
    <style:style style:name="T11" style:family="text">
      <style:text-properties officeooo:rsid="030c3ecd"/>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 панель редактора"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 панель для правки содержимого док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 панель со для работы со шрифтами"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2" form:control-implementation="ooo:com.sun.star.form.component.CommandButton" xml:id="control4" form:id="control4" form:label="Установить панель инстр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1" text:outline-level="1">Данный файл содержит<text:span text:style-name="T1"> небольшие программы для <text:line-break/>упрощения выполнения рутинной работы</text:span></text:h>
      <text:p text:style-name="P4">Чтобы Вы могли их установить, Вам прежде всего необходимо разрешить их установку в <text:span text:style-name="T1">Lib</text:span>reOffice:</text:p>
      <text:p text:style-name="P5">1. Зайдите в меню <text:span text:style-name="T8">Сервис</text:span> → пункт <text:span text:style-name="T8">Параметры</text:span> → в левой части нового окна выберите пункт <text:span text:style-name="T8">Безопасность</text:span> → в правой части окна нажмите кнопку «<text:span text:style-name="T8">Безопасность макросов</text:span>». В открывшемся окна выберите <text:span text:style-name="T8">средний уровень</text:span> безопасности. Нажмите Ок в открытых окнах.</text:p>
      <text:p text:style-name="P6">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row>
          <table:table-cell table:style-name="Таблица3.A1" office:value-type="string">
            <text:p text:style-name="P8">Кому может быть полезна</text:p>
          </table:table-cell>
          <table:table-cell table:style-name="Таблица3.A1" office:value-type="string">
            <text:p text:style-name="P1">Кнопки установки панелей</text:p>
          </table:table-cell>
        </table:table-row>
        <table:table-row>
          <table:table-cell table:style-name="Таблица3.A1" office:value-type="string">
            <text:p text:style-name="P9">Панель с макросами для редактор<text:span text:style-name="T3">ов</text:span></text:p>
          </table:table-cell>
          <table:table-cell table:style-name="Таблица3.A1" office:value-type="string">
            <text:p text:style-name="P2"><draw:control text:anchor-type="as-char" svg:y="-4mm" draw:z-index="0" draw:name="Фигура1" draw:style-name="gr1" draw:text-style-name="P29" svg:width="63.47mm" svg:height="5.95mm" draw:control="control1"/><text:s/></text:p>
          </table:table-cell>
        </table:table-row>
        <table:table-row>
          <table:table-cell table:style-name="Таблица3.A1" office:value-type="string">
            <text:p text:style-name="P8">Панель для работы со шрифтами</text:p>
          </table:table-cell>
          <table:table-cell table:style-name="Таблица3.A1" office:value-type="string">
            <text:p text:style-name="P2"><draw:control text:anchor-type="as-char" svg:y="-3.83mm" draw:z-index="2" draw:name="Фигура1" draw:style-name="gr1" draw:text-style-name="P29" svg:width="97.71mm" svg:height="5.95mm" draw:control="control3"/><text:s/></text:p>
          </table:table-cell>
        </table:table-row>
        <table:table-row>
          <table:table-cell table:style-name="Таблица3.A1" office:value-type="string">
            <text:p text:style-name="P9">Панель <text:span text:style-name="T3">для правки содержимого документов</text:span></text:p>
          </table:table-cell>
          <table:table-cell table:style-name="Таблица3.A1" office:value-type="string">
            <text:p text:style-name="P2"><draw:control text:anchor-type="as-char" svg:y="-3.83mm" draw:z-index="1" draw:name="Фигура1" draw:style-name="gr1" draw:text-style-name="P29" svg:width="121.35mm" svg:height="5.95mm" draw:control="control2"/><text:s/></text:p>
          </table:table-cell>
        </table:table-row>
        <table:table-row>
          <table:table-cell table:style-name="Таблица3.A1" office:value-type="string">
            <text:p text:style-name="P10">Панель быстрого доступа для работы с текстом</text:p>
          </table:table-cell>
          <table:table-cell table:style-name="Таблица3.A1" office:value-type="string">
            <text:p text:style-name="P3"><draw:control text:anchor-type="as-char" svg:y="-3.83mm" draw:z-index="3" draw:name="Фигура1" draw:style-name="gr1" draw:text-style-name="P29" svg:width="121.35mm" svg:height="5.95mm" draw:control="control4"/><text:s/></text:p>
          </table:table-cell>
        </table:table-row>
      </table:table>
      <text:p text:style-name="P20">Если <text:span text:style-name="T2">после нажатия на кнопки панели не появляются, то видимо Вы не разрешили макросы (как это сделать описано выше)</text:span></text:p>
      <text:p text:style-name="P7">На следующих страницах приведено описание устанавливаемых программ</text:p>
      <text:h text:style-name="P22" text:outline-level="1">Документация по <text:span text:style-name="T4">программам (макросам)</text:span></text:h>
      <text:h text:style-name="P26" text:outline-level="2">Макросы <text:span text:style-name="T4">для</text:span> редактор<text:span text:style-name="T4">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2">Название</text:p>
          </table:table-cell>
          <table:table-cell table:style-name="Таблица1.A1" office:value-type="string">
            <text:p text:style-name="P12">Описание</text:p>
          </table:table-cell>
          <table:table-cell table:style-name="Таблица1.C1" office:value-type="string">
            <text:p text:style-name="P13">Путь макроса для выполнения по сочетанию клавиш</text:p>
          </table:table-cell>
        </table:table-row>
        <table:table-row>
          <table:table-cell table:style-name="Таблица1.A2" office:value-type="string">
            <text:p text:style-name="P12">Не юникод</text:p>
          </table:table-cell>
          <table:table-cell table:style-name="Таблица1.A2" office:value-type="string">
            <text:p text:style-name="P12"><text:span text:style-name="T5">Предлагает к удалениювсе </text:span>нестандартные символы. <text:span text:style-name="T5">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3">Publishing.Correction.executeRemoveBadCharacters</text:p>
          </table:table-cell>
        </table:table-row>
        <table:table-row>
          <table:table-cell table:style-name="Таблица1.A2" office:value-type="string">
            <text:p text:style-name="P12">Фон</text:p>
          </table:table-cell>
          <table:table-cell table:style-name="Таблица1.A2" office:value-type="string">
            <text:p text:style-name="P12">Заменяет белый фон символов на прозрачный во всем документе</text:p>
          </table:table-cell>
          <table:table-cell table:style-name="Таблица1.C2" office:value-type="string">
            <text:p text:style-name="P13">Publishing.Correction.executeRemoveWhiteBackground</text:p>
          </table:table-cell>
        </table:table-row>
        <table:table-row>
          <table:table-cell table:style-name="Таблица1.A2" office:value-type="string">
            <text:p text:style-name="P12">Ошибки</text:p>
          </table:table-cell>
          <table:table-cell table:style-name="Таблица1.A2" office:value-type="string">
            <text:p text:style-name="P12">Предлагаются к исправлению (в отслеживаемых изменениях) следующие виды ошибок набора:</text:p>
            <text:list xml:id="list3706409995" text:style-name="L1">
              <text:list-item>
                <text:p text:style-name="P23">Множество последовательных пробелов заменяется на единственный</text:p>
              </text:list-item>
              <text:list-item>
                <text:p text:style-name="P23">Удаляются пробелы перед знаками пунктуации</text:p>
              </text:list-item>
              <text:list-item>
                <text:p text:style-name="P23">Тире между цифрами заменяется на цифровое тире</text:p>
              </text:list-item>
              <text:list-item>
                <text:p text:style-name="P23">Тире между словами заменяется на среднее тире</text:p>
              </text:list-item>
              <text:list-item>
                <text:p text:style-name="P23">Пробелы после открывания скобок или кавычек удаляются</text:p>
              </text:list-item>
              <text:list-item>
                <text:p text:style-name="P23">Пробел между фамилией и последующими инициалами заменяется на неразрывный</text:p>
              </text:list-item>
              <text:list-item>
                <text:p text:style-name="P23">Пробел между инициалами и последующей фамилией заменяется на неразрывный</text:p>
              </text:list-item>
              <text:list-item>
                <text:p text:style-name="P23">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23">Пробел между с. 7 и т. 7 заменяется на неразрывный</text:p>
              </text:list-item>
              <text:list-item>
                <text:p text:style-name="P23">Пробел между серия 7, часть 7, том 7 заменяется на неразрывный</text:p>
              </text:list-item>
              <text:list-item>
                <text:p text:style-name="P23">Пробел между 1917 г. Заменяется на неразрывный, а при отсутсвии вставляется</text:p>
                <text:p text:style-name="P24">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3">Publishing.Correction.executeMakeMeHappy</text:p>
          </table:table-cell>
        </table:table-row>
        <table:table-row>
          <table:table-cell table:style-name="Таблица1.A2" office:value-type="string">
            <text:p text:style-name="P12">Формат</text:p>
          </table:table-cell>
          <table:table-cell table:style-name="Таблица1.A2" office:value-type="string">
            <text:p text:style-name="P15">Очищает ручное форматирование, кроме <text:span text:style-name="T6">следующего</text:span>: </text:p>
            <text:list xml:id="list3326645326" text:style-name="L2">
              <text:list-item>
                <text:p text:style-name="P25"><text:span text:style-name="T6">П</text:span>олужирного</text:p>
              </text:list-item>
              <text:list-item>
                <text:p text:style-name="P25"><text:span text:style-name="T6">К</text:span>урсива</text:p>
              </text:list-item>
              <text:list-item>
                <text:p text:style-name="P25"><text:span text:style-name="T6">П</text:span>одчеркивания</text:p>
              </text:list-item>
              <text:list-item>
                <text:p text:style-name="P25"><text:span text:style-name="T6">З</text:span>ачеркивания</text:p>
              </text:list-item>
              <text:list-item>
                <text:p text:style-name="P25"><text:span text:style-name="T6">В</text:span>ерхн<text:span text:style-name="T6">ий</text:span> индекс</text:p>
              </text:list-item>
              <text:list-item>
                <text:p text:style-name="P25"><text:soft-page-break/><text:span text:style-name="T6">Н</text:span>ижн<text:span text:style-name="T6">ий</text:span> индекс</text:p>
              </text:list-item>
              <text:list-item>
                <text:p text:style-name="P25"><text:span text:style-name="T6">Р</text:span>астянут<text:span text:style-name="T6">ый</text:span> текст (2пт)</text:p>
              </text:list-item>
            </text:list>
            <text:p text:style-name="P16">Все шрифты, примененные к тексту, кроме <text:span text:style-name="T7">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2">Все сноски переводятся в стиль Сноска.</text:p>
          </table:table-cell>
          <table:table-cell table:style-name="Таблица1.C2" office:value-type="string">
            <text:p text:style-name="P13">Publishing.CleanManualFormat.executeClean</text:p>
          </table:table-cell>
        </table:table-row>
        <table:table-row>
          <table:table-cell table:style-name="Таблица1.A2" office:value-type="string">
            <text:p text:style-name="P12">Пустые стили</text:p>
          </table:table-cell>
          <table:table-cell table:style-name="Таблица1.A2" office:value-type="string">
            <text:p text:style-name="P12">Удаляет неиспользуемые пользовательские стили, кроме стилей из шаблона статьи.</text:p>
          </table:table-cell>
          <table:table-cell table:style-name="Таблица1.C2" office:value-type="string">
            <text:p text:style-name="P13">Publishing.unusedStyles.executeRemoveUnusedStyles</text:p>
          </table:table-cell>
        </table:table-row>
      </table:table>
      <text:h text:style-name="P27" text:outline-level="2">Макросы для работы со шрифтами</text:h>
      <text:p text:style-name="P11"/>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17">Название</text:p>
          </table:table-cell>
          <table:table-cell table:style-name="Таблица4.A1" office:value-type="string">
            <text:p text:style-name="P17">Описание</text:p>
          </table:table-cell>
          <table:table-cell table:style-name="Таблица4.C1" office:value-type="string">
            <text:p text:style-name="P14">Путь макроса для выполнения по сочетанию клавиш</text:p>
          </table:table-cell>
        </table:table-row>
        <table:table-row>
          <table:table-cell table:style-name="Таблица4.A2" office:value-type="string">
            <text:p text:style-name="P17">TNR2IPH</text:p>
          </table:table-cell>
          <table:table-cell table:style-name="Таблица4.A2" office:value-type="string">
            <text:p text:style-name="P18"><text:span text:style-name="T4">Преобразует</text:span> все символы из <text:span text:style-name="T4">Times New Roman</text:span> в <text:span text:style-name="T4">IPH Serif</text:span></text:p>
          </table:table-cell>
          <table:table-cell table:style-name="Таблица4.C2" office:value-type="string">
            <text:p text:style-name="P14">Publishing.<text:span text:style-name="T4">replaceFonts</text:span>.<text:span text:style-name="T4">TNR2IPH</text:span></text:p>
          </table:table-cell>
        </table:table-row>
        <table:table-row>
          <table:table-cell table:style-name="Таблица4.A2" office:value-type="string">
            <text:p text:style-name="P17">Univ2IPH</text:p>
          </table:table-cell>
          <table:table-cell table:style-name="Таблица4.A2" office:value-type="string">
            <text:p text:style-name="P18"><text:span text:style-name="T4">Преобразует</text:span> все символы из <text:span text:style-name="T4">Universalia</text:span> в <text:span text:style-name="T4">IPH Serif</text:span></text:p>
          </table:table-cell>
          <table:table-cell table:style-name="Таблица4.C2" office:value-type="string">
            <text:p text:style-name="P14">Publishing.<text:span text:style-name="T4">replaceFonts</text:span>.<text:span text:style-name="T4">Univ2IPH</text:span></text:p>
          </table:table-cell>
        </table:table-row>
        <table:table-row>
          <table:table-cell table:style-name="Таблица4.A2" office:value-type="string">
            <text:p text:style-name="P18">Goth2<text:span text:style-name="T4">IPH</text:span></text:p>
          </table:table-cell>
          <table:table-cell table:style-name="Таблица4.A2" office:value-type="string">
            <text:p text:style-name="P18"><text:span text:style-name="T4">Преобразует</text:span> все символы из WL LatinAllIn1Goth в <text:span text:style-name="T4">IPH Serif</text:span></text:p>
          </table:table-cell>
          <table:table-cell table:style-name="Таблица4.C2" office:value-type="string">
            <text:p text:style-name="P14">Publishing.<text:span text:style-name="T4">replaceFonts</text:span>.Goth2<text:span text:style-name="T4">IPH</text:span></text:p>
          </table:table-cell>
        </table:table-row>
        <table:table-row>
          <table:table-cell table:style-name="Таблица4.A2" office:value-type="string">
            <text:p text:style-name="P18"><text:span text:style-name="T4">IPH</text:span>2Goth</text:p>
          </table:table-cell>
          <table:table-cell table:style-name="Таблица4.A2" office:value-type="string">
            <text:p text:style-name="P18"><text:span text:style-name="T4">Преобразует</text:span> все символы из <text:span text:style-name="T4">IPH Serif</text:span> в WL LatinAllIn1Goth </text:p>
          </table:table-cell>
          <table:table-cell table:style-name="Таблица4.C2" office:value-type="string">
            <text:p text:style-name="P14">Publishing.<text:span text:style-name="T4">replaceFonts</text:span>.<text:span text:style-name="T4">IPH</text:span>2Goth</text:p>
          </table:table-cell>
        </table:table-row>
        <table:table-row>
          <table:table-cell table:style-name="Таблица4.A2" office:value-type="string">
            <text:p text:style-name="P17">TimesAr2IPH</text:p>
          </table:table-cell>
          <table:table-cell table:style-name="Таблица4.A2" office:value-type="string">
            <text:p text:style-name="P18"><text:span text:style-name="T4">Преобразует</text:span> символы из <text:span text:style-name="T4">Times Arabic</text:span> в <text:span text:style-name="T4">IPH Serif</text:span></text:p>
          </table:table-cell>
          <table:table-cell table:style-name="Таблица4.C2" office:value-type="string">
            <text:p text:style-name="P14">Publishing.<text:span text:style-name="T4">replaceFonts</text:span>.<text:span text:style-name="T4">TimesAr2IPH</text:span></text:p>
          </table:table-cell>
        </table:table-row>
        <table:table-row>
          <table:table-cell table:style-name="Таблица4.A2" office:value-type="string">
            <text:p text:style-name="P17">badGoth2IPH</text:p>
          </table:table-cell>
          <table:table-cell table:style-name="Таблица4.A2" office:value-type="string">
            <text:p text:style-name="P18"><text:span text:style-name="T4">Преобразует</text:span> символы из WL LatinAllIn1Goth в <text:span text:style-name="T4">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4">Publishing.<text:span text:style-name="T4">replaceFonts</text:span>.<text:span text:style-name="T4">badGoth2IPH</text:span></text:p>
          </table:table-cell>
        </table:table-row>
      </table:table>
      <text:h text:style-name="P28"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2">Название</text:p>
          </table:table-cell>
          <table:table-cell table:style-name="Таблица2.A1" office:value-type="string">
            <text:p text:style-name="P12">Описание</text:p>
          </table:table-cell>
          <table:table-cell table:style-name="Таблица2.C1" office:value-type="string">
            <text:p text:style-name="P13">Путь макроса для выполнения по сочетанию клавиш</text:p>
          </table:table-cell>
        </table:table-row>
        <table:table-row table:style-name="Таблица2.1">
          <table:table-cell table:style-name="Таблица2.A2" office:value-type="string">
            <text:p text:style-name="P19"><text:span text:style-name="T11">Собрать</text:span> выпуск</text:p>
          </table:table-cell>
          <table:table-cell table:style-name="Таблица2.A2" office:value-type="string">
            <text:p text:style-name="P19">Макрос применяется совместно с шаблоном журнала. Он <text:span text:style-name="T9">последовательно </text:span>добавляет все пронумерованные статьи в той же папке, что и <text:span text:style-name="T9">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3"/>
          </table:table-cell>
        </table:table-row>
        <table:table-row table:style-name="Таблица2.1">
          <table:table-cell table:style-name="Таблица2.A2" office:value-type="string">
            <text:p text:style-name="P12">Разрыв со сжатием</text:p>
          </table:table-cell>
          <table:table-cell table:style-name="Таблица2.A2" office:value-type="string">
            <text:p text:style-name="P12">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hrinkPageContent</text:p>
          </table:table-cell>
        </table:table-row>
        <table:table-row table:style-name="Таблица2.1">
          <table:table-cell table:style-name="Таблица2.A2" office:value-type="string">
            <text:p text:style-name="P12">Разрыв</text:p>
          </table:table-cell>
          <table:table-cell table:style-name="Таблица2.A2" office:value-type="string">
            <text:p text:style-name="P12">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plitPages</text:p>
          </table:table-cell>
        </table:table-row>
        <table:table-row table:style-name="Таблица2.1">
          <table:table-cell table:style-name="Таблица2.A2" office:value-type="string">
            <text:p text:style-name="P12">ШрифтыВстили</text:p>
          </table:table-cell>
          <table:table-cell table:style-name="Таблица2.A2" office:value-type="string">
            <text:p text:style-name="P12">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3">Publishing.CleanManualFormat.executeReplaceFonts</text:p>
          </table:table-cell>
        </table:table-row>
        <table:table-row table:style-name="Таблица2.1">
          <table:table-cell table:style-name="Таблица2.A2" office:value-type="string">
            <text:p text:style-name="P12">СтилиСносок</text:p>
          </table:table-cell>
          <table:table-cell table:style-name="Таблица2.A2" office:value-type="string">
            <text:p text:style-name="P12">Назначить всем сноскам стиль Сноска</text:p>
          </table:table-cell>
          <table:table-cell table:style-name="Таблица2.C2" office:value-type="string">
            <text:p text:style-name="P13">Publishing.CleanManualFormat.NotesCleanStyle</text:p>
          </table:table-cell>
        </table:table-row>
        <table:table-row table:style-name="Таблица2.1">
          <table:table-cell table:style-name="Таблица2.A2" office:value-type="string">
            <text:p text:style-name="P19">InDD</text:p>
          </table:table-cell>
          <table:table-cell table:style-name="Таблица2.A2" office:value-type="string">
            <text:p text:style-name="P19">Импорт документа из In Design</text:p>
          </table:table-cell>
          <table:table-cell table:style-name="Таблица2.C2" office:value-type="string">
            <text:p text:style-name="P13"/>
          </table:table-cell>
        </table:table-row>
        <text:soft-page-break/>
        <table:table-row table:style-name="Таблица2.1">
          <table:table-cell table:style-name="Таблица2.A2" office:value-type="string">
            <text:p text:style-name="P19">CreateBidirectionalLink</text:p>
          </table:table-cell>
          <table:table-cell table:style-name="Таблица2.A2" office:value-type="string">
            <text:p text:style-name="P19">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3"/>
          </table:table-cell>
        </table:table-row>
      </table:table>
      <text:p text:style-name="Standard"><text:span text:style-name="Strong_20_Emphasis"><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4H6M36S</meta:editing-duration>
    <meta:editing-cycles>722</meta:editing-cycles>
    <meta:generator>LibreOffice/6.1.4.2$Linux_X86_64 LibreOffice_project/9d0f32d1f0b509096fd65e0d4bec26ddd1938fd3</meta:generator>
    <dc:date>2019-03-27T17:59:44.447155894</dc:date>
    <meta:document-statistic meta:table-count="4" meta:image-count="0" meta:object-count="0" meta:page-count="5" meta:paragraph-count="101" meta:word-count="680" meta:character-count="5259" meta:non-whitespace-character-count="4686"/>
  </office:meta>
</office:document-meta>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fixFrequentMistakes

	disposeAllBookmarks
	
	replaceBaseToStandard
	
	convertFormattingToText
	
	executeReplaceFonts
	
	ClearDirectFormat
	
	convertFormattingFromText
	
	NotesCleanStyle
	
	executeRemoveUnusedStyles
	
	statusIndicator.end()
	
	saveAndreload()
End Sub

Sub disposeAllBookmarks()
	bookmarks = ThisComponent.Links.getByName("Закладки")
	While bookmarks.hasElements()
		bookmark = bookmarks.getByName(bookmarks.ElementNames(0))
		bookmark.dispose()
	Wen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 ")
	'Между словом серия и цифрой должен быть неразрывный пробел, а не обычный
	AskAndReplace("(?&lt;=\b[сС](ерия|\.))\ +(?=[:digit:])"," ")
	'Между словом часть и цифрой должен быть неразрывный пробел, а не обычный
	AskAndReplace("(?&lt;=\b[чЧ](асть|\.))\ +(?=[:digit:])"," ")
	'Между числом и "г." должен быть неразрывный пробел, а не обычный
	AskAndReplace("(?&lt;=[0-9])[:space:]*г(?=\.)"," г")

	'Между инициалами и Фамилией должен быть неразрывный пробел, а не обычный
	AskAndReplace("(?&lt;=[:upper:]\.[:upper:]\.)\ (?=[:upper:][:lower:]+)"," ")
	'Между Фамилией и инициалами должен быть неразрывный пробел, а не обычный
	AskAndReplace("(?&lt;=[:upper:][:lower:]{1,30})\ (?=[:upper:]\.[:upper:]\.)"," ")

	'Не должно быть пробелов после скобок [({ и кавычек «„
	AskAndReplace("(?&lt;=[\(\[\{«„])[:space:]","")
	'Между "и" и "т." должен быть неразрывный пробел, а не обычный
    AskAndReplace("(?&lt;=\bи)\ (?=т\.)"," ")
   	'Между "т." и "е./н./д./п./к." должен быть неразрывный пробел, а не обычный
    AskAndReplace("(?&lt;=\bт)\.\ ?(?=[ендпк]\.)",". ")
    
   	'Между буквами среднее тире должно обрамляться пробелами
	AskAndReplace("(?&lt;=[:alpha:])–(?=[:alpha:])"," – ")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буквой и угловой открывающейся скобкой должен быть пробел
	AskAndReplace("(?&lt;=[:alpha:])&lt;(?=…&gt;)"," &lt;")
	'Между угловой закрывающейся скобкой и буквой должен быть пробел
	AskAndReplace("(?&lt;=&lt;…)&gt;(?=[:alpha:])","&gt; ")
End Sub

Sub test111
	StartTracking
	 AskAndReplace("\t","")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width As String
	Dim height As String
	Dim oStyles As Object
	Dim curStyle As Object
	width = InputBox("Введите ширину страниц:", "Установка ширины всех страниц документа", "210")
	height = InputBox("Введите высоту страниц:", "Установка высоты всех страниц документа", "297")
	oStyles =  ThisComponent.StyleFamilies.getByName("PageStyles")
	For i = 0  to oStyles.Count - 1
		curStyle = oStyles.getByIndex(i)
		curStyle.Width = CLng(width + "00")
		curStyle.Height = CLng(height + "00")
	Next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executeInsertINDD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Dim character 
  character = oTextCursor.string
  If (character = "") Then
	character="0"
  End If
  charNum = ASC(character)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FullToolbar"
	toolbarDescription = "Панель всех макросов"
	addWriterToolbar(toolbarName,toolbarDescription)
	'Copy macro
	copyCorrectionToGlobal (document, Basic)

End Sub

Sub createFontsToolbar
	Dim toolbarName$
	Dim tollbarDescription$
	toolbarName = "fontsToolbar"
	toolbarDescription = "Панель для работы со шрифтами"
	addFontsToolbar(toolbarName,toolbarDescription)
	'Copy macro
	copyCorrectionToGlobal (document, Basic)

End Sub

Sub createMakeUpToolbar
	Dim toolbarName$
	Dim tollbarDescription$
	toolbarName = "makeUpToolbar"
	toolbarDescription = "Инструменты верстки"
	addMakeUpToolbar(toolbarName,toolbarDescription)
	'Copy macro
	copyCorrectionToGlobal (document, Basic)

End Sub

Sub createCorrectionToolbarForEditors

	Dim toolbarName$
	Dim tollbarDescription$
	toolbarName = "correctionToolbar"
	toolbarDescription = "Панель исправлений"
	addWriterEditorToolbar(toolbarName,toolbarDescription)
	'Copy macro
	copyCorrectionToGlobal (document, Basic)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pageBreaks.shrinkPageContent?language=Basic&amp;location=application"
  sCmdLable = "Разрыв со сжатием"
  nCount = 2
  oToolbarItem = CreateSimpleToolbarItem( sCmdID, sCmdLable )
  oTBSettings.insertByIndex( nCount, oToolbarItem )
  
    sCmdID   = "vnd.sun.star.script:Publishing.pageBreaks.splitPages?language=Basic&amp;location=application"
  sCmdLable = "Разрыв"
  nCount = 3
  oToolbarItem = CreateSimpleToolbarItem( sCmdID, sCmdLable )
  oTBSettings.insertByIndex( nCount, oToolbarItem )

  sCmdID   = "vnd.sun.star.script:Publishing.CleanManualFormat.executeReplaceFonts?language=Basic&amp;location=application"
  sCmdLable = "ШрифтыВстили"
  nCount = 4
  oToolbarItem = CreateSimpleToolbarItem( sCmdID, sCmdLable )
  oTBSettings.insertByIndex( nCount, oToolbarItem )
  
  sCmdID   = "vnd.sun.star.script:Publishing.CleanManualFormat.NotesCleanStyle?language=Basic&amp;location=application"
  sCmdLable = "СтилиСносок"
  nCount = 5
  oToolbarItem = CreateSimpleToolbarItem( sCmdID, sCmdLable )
  oTBSettings.insertByIndex( nCount, oToolbarItem )
  
  sCmdID   = "vnd.sun.star.script:Publishing.Indd.executeInsertINDDPageBreaks?language=Basic&amp;location=application"
  sCmdLable = "Indd"
  nCount = 6
  oToolbarItem = CreateSimpleToolbarItem( sCmdID, sCmdLable )
  oTBSettings.insertByIndex( nCount, oToolbarItem )
  
  sCmdID   = "vnd.sun.star.script:Publishing.Indd.CreateBidirectionalLink?language=Basic&amp;location=application"
  sCmdLable = "CreateBidirectionalLink"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journals.setManualOutlineLevel?language=Basic&amp;location=application"
  sCmdLable = "Огл."
  nCount = 9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add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Sub makeUpIssue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path As String
	Dim tmp As String
	Dim sectionName As String
	sectionName = ""
	Dim nSections As Long 
	oFilename = ThisComponent.Location
	
	'Exit if no sections in document or document not saved
	If oFilename = "" Then
		MsgBox "Сначала сохраните выпуск в папке с файлами статьей"
		Exit Sub
	End If
	
	'Globalscope.BasicLibraries.LoadLibrary( "MRILib" )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tArticleUniqPageStyles(i)
		oViewCursor.jumpToPage(page)
		setAtricleVars(i)
		oViewCursor.jumpToPage(page)
		takeWidowLinesIn()
		oViewCursor.jumpToPage(page)
	'	takeWidowOrphans()
		'Set section name
		sectionName = getSectionX(sectionName)
		modifyVar("leftHeader" + i , sectionName )
	Next i
		statusIndicator.setValue(26)
		'remove last empty page
		oViewCursor.jumpToPage(page)
		oViewCursor.jumpToPage(getArticleLastPage())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ManualOutlineLevel
	statusIndicator.end()
End Sub

Sub setPageNumbers()
	Dim oVeiwCursor As Object
	Dim pageNum as Integer
	Dim firstPage as String
	oViewCursor = ThisComponent.CurrentController.getViewCursor()
	oViewCursor.jumpToFirstPage()
	firstPage =  findFirstPageWithStyle("Первая страница статьи 1")
	oViewCursor.jumpToPage(firstPage)
	For i = 1 To 25 
		pageNum = getArticleLastPage()
		'msgBox pageNum
		If pageNum = -1 Then
			Exit For
		End If
		modifyVar("article" + i + "LastPage", CStr(pageNum) )
	Next i
End Sub

Sub setAtricleVars(i)
	'modifyVar("article" + i + "LastPage", CStr(getArticleLastPage()) )
	'modifyVar("article" + i + "UDK", getUDK())
	modifyVar("author" + i + "Copyright", getCopyright() )
	'modifyVar("rightHeader" + i , getTitleHeader() )
End Sub

Function getArticleLastPage()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getArticleLastPage = -1
		Exit Function
	End If
	Dim curPageStyleName As String
	curPageStyleName = oViewCursor.PageStyleName

	Do Until  InStr(curPageStyleName,"статьи")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Первая страница статьи") = 1 Then
			Exit Do
		End If
	Loop
	getArticleLastPage = curPageNum
End Function

Function getUDK()
	Dim oViewCursor As Object
	Dim oSavePosition As Object
	Dim title As String
	oViewCursor = ThisComponent.CurrentController.getViewCursor()
	oSavePosition = oViewCursor.Text.createTextCursorByRange(oViewCursor)	
	
	getFirstTextInStyle("Заголовок 2")
	title = oViewCursor.getString()
	oViewCursor.goToRange(oSavePosition, false)
	getUDK = Left(title,11)
End Function

Function getCopyright()
	Dim oViewCursor As Object
	Dim oSavePosition As Object
	Dim authors As String
	oViewCursor = ThisComponent.CurrentController.getViewCursor()
	oSavePosition = oViewCursor.Text.createTextCursorByRange(oViewCursor)	
	getFirstTextInStyle("Автор")
	authors = oViewCursor.getString()
	If authors &lt;&gt; "" Then 
		leftSide = Right(authors,Len(authors)-4)
		rightSide =  Left(authors,4)
		getCopyright = "© " + Trim(leftSide) + " " + rightSide
		oViewCursor.goToRange(oSavePosition, false)
	End If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getString()) &gt; 1 Then
			section = 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getString()
	getFirstTextInStyle("Заголовок 2")
	title = 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firstPageStyleName As String 
	Dim leftPageStyleName As String
	Dim rightPageStyleName As String
	Dim newPageStyleName As String
	Dim articleFirstPageStyleName As String 
	Dim curStyle As Object
	Dim tmpStyleName As String
	pageStyles = ThisComponent.StyleFamilies.getByName("PageStyles")
	firstPageStyleName = "Первая страница статьи"
	leftPageStyleName = "Левая страница статьи"
	rightPageStyleName = "Правая страница статьи"
	oViewCursor = ThisComponent.CurrentController.getViewCursor()
	oTextCursor =  oViewCursor.Text.createTextCursorByRange(oViewCursor)
	'set starndard first page style name (need for cloning)
	oTextCursor.PageDescName = firstPageStyleName
	'clone starndard first page style
	createPageStyleByExample(oViewCursor.pageStyleName + " " + CStr(i))
	' set cloned style to first page
	oTextCursor.PageDescName = oViewCursor.pageStyleName + " " + CStr(i)
	'get current first page style name
	curStyle = pageStyles.getByName(oViewCursor.pageStyleName)
	setFirstPageMetadata(curStyle,i)
	'1 left/right style
	' create new para for next page
	oViewCursor.Text.insertControlCharacter(oViewCursor.End,com.sun.star.text.ControlCharacter.PARAGRAPH_BREAK,False)
	oTextCursor = oViewCursor.Text.createTextCursorByRange(oViewCursor)
	oTextCursor.BreakType = 4
	'clone 1 left/right style
	createPageStyleByExample(oViewCursor.pageStyleName + " " + CStr(i))
	'set followStyle to previous style
	curStyle.FollowStyle = oViewCursor.pageStyleName + " " + CStr(i)
	'set new curStyle	
	curStyle = pageStyles.getByName(oViewCursor.pageStyleName)
	setBroadSideMetadata(curStyle,i)
	'create new para for next page
	oViewCursor.Text.insertControlCharacter(oViewCursor.End,com.sun.star.text.ControlCharacter.PARAGRAPH_BREAK,False)
	oTextCursor = oViewCursor.Text.createTextCursorByRange(oViewCursor)
	'insert page break
	oTextCursor.BreakType = 4
	'clone left/right page style
	createPageStyleByExample(oViewCursor.pageStyleName + " " + CStr(i))
	'set followStyle to previous style (apply cloned style to current page)
	curStyle.FollowStyle = oViewCursor.pageStyleName + " " + CStr(i)
	'make styles loop
	tmpStyleName = curStyle.getName
	curStyle = pageStyles.getByName(oViewCursor.pageStyleName)
	setBroadSideMetadata(curStyle,i)
	curStyle.FollowStyle = tmpStyleName
	oViewCursor.jumpToPreviousPage()
	oViewCursor.jumpToPreviousPage()
	sendRM()
	sendRM()
		
End Sub

Sub setFirstPageMetadata(curStyle,i)
	Dim oViewCursor As Object
	Dim oSavePosition As Object
	Dim oText As Object
	Dim oHeaderTable As Object
	Dim rightHeaderCell As Object
	Dim leftHeaderCell As Object
	oViewCursor = ThisComponent.CurrentController.getViewCursor()
	oSavePosition = oViewCursor.Text.createTextCursorByRange(o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addTextVar("article" + i + "LastPage","00" )
	oViewCursor.goright(1,false)
	'Добавить УДК
	addTextVar("article" + i + "UDK","УДК "+ i + "." + i)
	'rightHeaderCell
	rightHeaderCell = oHeaderTable.getCellByPosition(1,0).getStart()
	oViewCursor.goToRange(rightHeaderCell, false)
	'go to page number 1st place
	oViewCursor.gotoEndOfLine(false)
	oViewCursor.goright(1,false)
	oViewCursor.gotoEndOfLine(false)
	addTextVar("article" + i + "LastPage","00" )
	' go to page number 2nd place
	oViewCursor.goright(1,false)
	oViewCursor.gotoEndOfLine(false)
	addTextVar("article" + i + "LastPage","00" )
	
	'Footer without table
	oViewCursor.goToRange(curStyle.FooterText.End, false)
	addTextVar("author" + i + "Copyright","© Фамилия И.О. " + i )
	oViewCursor.goToRange(oSavePosition, false)
End Sub

Sub setBroadSideMetadata(curStyle,i)
	Dim oViewCursor As Object
	Dim oSavePosition As Object
	Dim oHeaderTable As Object
	Dim headerCell As Object
	Dim leftHeaderCell As Object
	Dim curStyleName As String
	oViewCursor = ThisComponent.CurrentController.getViewCursor()
	oSavePosition = oViewCursor.Text.createTextCursorByRange(oViewCursor)
	curStyleName = curStyle.getName()
	'curStyle.HeaderText
	oHeaderTable = curStyle.HeaderText.CreateEnumeration().nextElement
	
	If InStr(curStyleName,"Левая страница статьи") = 1 Then
		'rightHeaderCell
		rightHeaderCell = oHeaderTable.getCellByPosition(1,0).getStart()
		oViewCursor.goToRange(rightHeaderCell, false)
		addTextVar("leftHeader" + i ,"Раздел" + i )
	ElseIf InStr(curStyleName,"Правая страница статьи") = 1 Then
		'leftHeaderCell
		leftHeaderCell = oHeaderTable.getCellByPosition(0,0).getStart()
		oViewCursor.goToRange(leftHeaderCell, false)
		addTextVar("rightHeader" + i ,"Фамилия И.О. Название статьи" + i )
	End If
	oViewCursor.goToRange(oSavePosition, false)
End Sub

Sub	setArticleUniqPageStyles(i)
	Dim firstPageStyleName As String 
	Dim leftPageStyleName As String
	Dim rightPageStyl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Constants
	articlePageNum = 1
	firstPageStyleName = "Первая страница статьи " + CStr(i)
	leftPageStyleName = "Левая страница статьи " + CStr(i)
	rightPageStyleName = "Правая страница статьи " + CStr(i)
	'
	pageStyles = ThisComponent.StyleFamilies.getByName("PageStyles")
	
	curPageStyleName = oViewCursor.PageStyleName

	Do Until  InStr(curPageStyleName,"статьи") = 0
		
		curPageNum = CInt(oViewCursor.getPage())
		' Если мы находимся на первой странице статьи
		If InStr(curPageStyleName,firstPageStyleName) = 1 Then
			curPageStyle = pageStyles.getByName(curPageStyleName)
			'Если текущая правая
			If CLng(curPageNum) Mod 2 = 1 Then
				curPageStyle.FollowStyle = leftPageStyleName
			Else
				curPageStyle.FollowStyle = rightPageStyleName
			EndIf
			'Получаем объект стиля сраницы предыдущей для следующей итерации
			previousPageStyle = curPageStyle
		ElseIf InStr(curPageStyleName,leftPageStyleName) = 1 Then
			clonedStyleName = leftPageStyleName + "." + CStr(articlePageNum)
			createPageStyleByExample(clonedStyleName)
			previousPageStyle.FollowStyle = clonedStyleName
			'Получаем объект стиля сраницы предыдущей для следующей итерации
			previousPageStyle = pageStyles.getByName(clonedStyleName)
		ElseIf InStr(curPageStyleName,rightPageStyleName) = 1 Then
			clonedStyleName = rightPageStyleName + "." + CStr(articlePageNum)
			createPageStyleByExample(clonedStyleName)
			previousPageStyle.FollowStyle = clonedStyleName
			'Получаем объект стиля сраницы предыдущей для следующей итерации
			previousPageStyle = pageStyles.getByName(clonedStyleNam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и") = 0
		takeLineIn()
		oViewCursor.jumpToNextPage()
		curPageStyleName = getNextPageStyleName()
	Loop
End Sub

Sub takeDownOrpahns
	Dim oViewCursor As Object
	oViewCursor = ThisComponent.CurrentController.getViewCursor()
	curPageStyleName = getNextPageStyleName()
	Do Until  InStr(curPageStyleName,"статьи")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Sub test

	oViewCursor = ThisComponent.CurrentController.getViewCursor()
'	oTextCursor = oViewCursor.Text.createTextCursorByRange(oViewCursor)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 Mri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ManualOutlineLevel

	Dim targetStyleName As String 
	Dim num As Integer
	Dim oViewCursor As Object
	Dim oText As Object
	Dim curText As Object
	num = 2
	targetStyleName = "Заголовок 2"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	Mri ThisComponent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addText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end Sub

Sub modify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backspace
	dispatcher.executeDispatch(document, ".uno:UpdateFields", "", 0, args1())
End Sub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